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55in"/>
    </style:style>
    <style:style style:name="co2" style:family="table-column">
      <style:table-column-properties fo:break-before="auto" style:column-width="0.4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B42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MỤC LỤC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i Được Lên Núi Thánh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eluia</text:p>
          </table:table-cell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ài Ca Máu Đỏ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ài Tình C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ạn Tình Ta Ơi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ên Hang Đá</text:p>
          </table:table-cell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 Mừng Thiên Chú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ảm Mến Hồng Ân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úa Đã Sai Tôi Đ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úa Là Niềm Vui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 Muốn Trọn Đời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ửa Ơi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Đối Tượng Duy Nhất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caria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o Duyên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át Lên Bài Ca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ồn Tôi Ngợi Khen Chúa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ắp Trên Khung Trời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i Ngoại Giới Chết Rồi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úc Hát Mặt Trời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úc Hát Mặt Trời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ính Chào Nữ Vương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 Hòa Bình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ạy Thiên Chúa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ời Con Kêu Khấn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ùa Cứu Chuộc Ra Hoa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ùa Xuân Cứu Thế</text:p>
          </table:table-cell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ôn Lạy Vua Cứu Tinh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ếu Ngài Thương Con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ày Về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ư Nước Trong Nguồn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el Về</text:p>
          </table:table-cell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ỗi Niềm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 Sầu Chi Mãi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o Vì Sao Cứu Thế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ệc Đời Mai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ôi Vui Mừng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ạn Vật Hoan Ca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ì Lòng Chúa Bao La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a Hiển Vinh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uc-luc'.A3:'muc-luc'.B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2:18:10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5T22:18:33.672000000</dc:date>
    <meta:editing-duration>PT39S</meta:editing-duration>
    <meta:editing-cycles>2</meta:editing-cycles>
    <meta:generator>LibreOffice/7.1.4.2$Windows_X86_64 LibreOffice_project/a529a4fab45b75fefc5b6226684193eb000654f6</meta:generator>
    <meta:document-statistic meta:table-count="1" meta:cell-count="81" meta:object-count="0"/>
  </office:meta>
</office:document-meta>
</file>